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Lienhypertexte" style:family="text">
      <style:text-properties style:font-name="Arial" style:font-name-complex="Arial" fo:font-size="10.5pt" style:font-size-asian="10.5pt" style:font-size-complex="10.5pt" fo:background-color="#F9F9F9"/>
    </style:style>
    <style:style style:name="T4" style:parent-style-name="Policepardéfaut" style:family="text">
      <style:text-properties style:font-name="Arial" style:font-name-complex="Arial" fo:color="#030303" fo:font-size="18pt" style:font-size-asian="18pt" style:font-size-complex="18pt" fo:background-color="#F9F9F9"/>
    </style:style>
  </office:automatic-styles>
  <office:body>
    <office:text text:use-soft-page-breaks="true">
      <text:h text:style-name="P1" text:outline-level="1">Comme un jeu</text:h>
      <text:p text:style-name="Normal"/>
      <text:p text:style-name="Normal"/>
      <text:p text:style-name="Normal">Que vous soyez un<text:s/>apprenant<text:s/>ou que vous souhaitez transmettre,<text:s/><text:span text:style-name="T2">comme un jeu</text:span><text:s/>propose des cours numériques permettant d’appendre<text:s/>les notions mathématiques<text:s/>par la<text:s/>manipulation, le dessin, le jeu. Raisonner sera<text:s/>comme un jeu.<text:s/>Le contenu est gratuit et collaboratif.</text:p>
      <text:p text:style-name="Normal"/>
      <text:p text:style-name="Normal"/>
      <text:p text:style-name="Normal">Le cours de chaque notion est une séquence d’apprentissage : activité de découverte, institutionnalisation et entraînement.<text:s/></text:p>
      <text:p text:style-name="Normal"/>
      <text:p text:style-name="Normal">Pour l’étape de la<text:s/>manipulation, les cours présentent une situation mathématique permettant à l’élève de s’approprier ce qu’on attend de lui et de s’approprier les modalités de travail. <text:s/></text:p>
      <text:p text:style-name="Normal"/>
      <text:p text:style-name="Normal"/>
      <text:p text:style-name="Normal">Reconnaitre des dessins machines learning</text:p>
      <text:p text:style-name="Normal"/>
      <text:p text:style-name="Normal"/>
      <text:h text:style-name="Titre2" text:outline-level="2">Valeurs</text:h>
      <text:p text:style-name="Normal">Gratuit pour la<text:s/>diffusion du savoir</text:p>
      <text:p text:style-name="Normal">Donner du sens (apprendre à raisonner)</text:p>
      <text:p text:style-name="Normal">Multiplier les registres (dyxlexique)</text:p>
      <text:p text:style-name="Normal"/>
      <text:p text:style-name="Normal"/>
      <text:h text:style-name="Titre2" text:outline-level="2">Organisation des cours</text:h>
      <text:p text:style-name="Normal">Parcours selon le niveau</text:p>
      <text:h text:style-name="Titre2" text:outline-level="2">Engagement</text:h>
      <text:p text:style-name="Normal">Système de recommandation à la netfix</text:p>
      <text:h text:style-name="Titre2" text:outline-level="2">Structure des cours</text:h>
      <text:p text:style-name="Normal">Questions flashs générées en fonction de<text:s/>profile (IA) <text:s/></text:p>
      <text:p text:style-name="Normal"/>
      <text:h text:style-name="Titre2" text:outline-level="2">Technique</text:h>
      <text:p text:style-name="Normal"/>
      <text:p text:style-name="Normal">Contribuer facilement</text:p>
      <text:p text:style-name="Normal">Sur github</text:p>
      <text:p text:style-name="Normal">Html-CSS-JavaScript</text:p>
      <text:p text:style-name="Normal">Bien organiser la structure de fichiers !<text:s/></text:p>
      <text:p text:style-name="Normal"/>
      <text:p text:style-name="Normal"/>
      <text:p text:style-name="Normal"/>
      <text:p text:style-name="Normal">Comme Un Jeu Boite :</text:p>
      <text:p text:style-name="Normal">Cube s’emboitant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ite<text:s/></text:p>
      <text:p text:style-name="Normal">Openclassromm</text:p>
      <text:p text:style-name="Normal">Brilliant</text:p>
      <text:p text:style-name="Normal">Wiloki</text:p>
      <text:p text:style-name="Normal"/>
      <text:p text:style-name="Normal">WikiUniversity</text:p>
      <text:p text:style-name="Normal">https://www.maths-et-tiques.fr/</text:p>
      <text:p text:style-name="Normal"/>
      <text:p text:style-name="Normal">Video youtube<text:s/></text:p>
      <text:p text:style-name="Normal"><text:a xlink:href="https://www.youtube.com/channel/UCG-O7s_-BlT_mWGlYw-SEHg" office:target-frame-name="_top" xlink:show="replace"><text:span text:style-name="T3">Bio Logique</text:span></text:a></text:p>
      <text:p text:style-name="Normal"><text:span text:style-name="T4">Øljen - Les maths en finesse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cent TARIEL</meta:initial-creator>
    <dc:creator>Vincent TARIEL</dc:creator>
    <meta:creation-date>2020-10-07T00:58:00Z</meta:creation-date>
    <dc:date>2020-10-12T05:03:00Z</dc:date>
    <meta:template xlink:href="Normal" xlink:type="simple"/>
    <meta:editing-cycles>5</meta:editing-cycles>
    <meta:editing-duration>PT331560S</meta:editing-duration>
    <meta:document-statistic meta:page-count="1" meta:paragraph-count="2" meta:word-count="201" meta:character-count="1306" meta:row-count="9" meta:non-whitespace-character-count="1107"/>
  </office:meta>
</office:document-meta>
</file>